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4">
            <text:p>224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26">
            <text:p>2326</text:p>
          </table:table-cell>
          <table:table-cell table:style-name="ce22" office:value-type="float" office:value="220">
            <text:p>22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1">
            <text:p>17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61">
            <text:p>2161</text:p>
          </table:table-cell>
          <table:table-cell table:style-name="ce22" office:value-type="float" office:value="458">
            <text:p>45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10">
            <text:p>2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82">
            <text:p>1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0">
            <text:p>240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44">
            <text:p>2744</text:p>
          </table:table-cell>
          <table:table-cell table:style-name="ce22" office:value-type="float" office:value="322">
            <text:p>32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242">
            <text:p>9242</text:p>
          </table:table-cell>
          <table:table-cell table:style-name="ce22" office:value-type="float" office:value="1309">
            <text:p>130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062">
            <text:p>3062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35">
            <text:p>3735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64">
            <text:p>1064</text:p>
          </table:table-cell>
          <table:table-cell table:style-name="ce22" office:value-type="float" office:value="288">
            <text:p>28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67">
            <text:p>567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258">
            <text:p>4258</text:p>
          </table:table-cell>
          <table:table-cell table:style-name="ce22" office:value-type="float" office:value="324">
            <text:p>32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994">
            <text:p>12994</text:p>
          </table:table-cell>
          <table:table-cell table:style-name="ce22" office:value-type="float" office:value="887">
            <text:p>88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2236">
            <text:p>22236</text:p>
          </table:table-cell>
          <table:table-cell table:style-name="ce22" office:value-type="float" office:value="2196">
            <text:p>219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